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32cm" svg:height="0.759cm" draw:transform="skewX (-0.0422369678982628) rotate (-1.99421320332872) translate (7.6362107247403cm 3.50846162984676cm)" svg:viewBox="0 0 5033 760" svg:d="M47 646c344 31 1477 104 2203 111 727 10 2571-8 2665-38 124-42 199-642-32-654-229-11-1469 142-2314 150-844 14-2067-137-2426-215-123-17-196 636-96 646z">
          <text:p/>
        </draw:path>
        <draw:path draw:style-name="gr1" draw:text-style-name="P1" draw:layer="layout" svg:width="4.805cm" svg:height="1.093cm" draw:transform="skewX (0.0401425727958696) rotate (-1.16500727570622) translate (7.91327013222629cm 3.02296995129923cm)" svg:viewBox="0 0 4806 1094" svg:d="M418 1094c240-7 1057-302 2184-340 1128-38 1795 109 2174 106 126 3-173-794-290-812-351-48-1131-62-2049-33-915 32-2043 214-2330 264s68 819 311 815z">
          <text:p/>
        </draw:path>
        <draw:path draw:style-name="gr1" draw:text-style-name="P1" draw:layer="layout" svg:width="1.587cm" svg:height="3.686cm" draw:transform="skewX (0.00279252680319093) rotate (-1.55142317209776) translate (9.2025670595629cm 5.70590868509994cm)" svg:viewBox="0 0 1588 3687" svg:d="M1587 3466c-88-197-441-869-591-1594-148-722-173-1228-186-1539-14-315-807-451-810-209-3 240 152 1220 343 1945 191 730 396 1168 490 1481 95 313 781 7 754-84z">
          <text:p/>
        </draw:path>
        <draw:path draw:style-name="gr1" draw:text-style-name="P1" draw:layer="layout" svg:width="0.903cm" svg:height="0.661cm" draw:transform="rotate (-2.15757602131539) translate (7.8139911071038cm 3.305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3109911071038cm 6.70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9.4859911071038cm 5.86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9.77399110710379cm 7.214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7749911071038cm 7.647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4.985cm" svg:height="0.762cm" draw:transform="skewX (-0.000349065850398866) rotate (-1.97309471937959) translate (2.9282888355282cm 3.53985898354334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908) rotate (-1.18577669380495) translate (3.18604134706709cm 3.0289617805383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4.3811670420358cm 5.70962437916043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3.109791145399cm 3.3107947751292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4) rotate (-2.1556561591382) translate (1.187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4.9616577737704cm 7.218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4.6906244787323cm 5.8649614417958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1.697623985261cm 6.709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1:35.470000000</dc:date>
    <meta:editing-duration>PT3M10S</meta:editing-duration>
    <meta:editing-cycles>3</meta:editing-cycles>
    <meta:generator>LibreOffice/24.2.4.2$Windows_X86_64 LibreOffice_project/51a6219feb6075d9a4c46691dcfe0cd9c4fff3c2</meta:generator>
    <meta:document-statistic meta:object-count="16"/>
  </office:meta>
</office:document-meta>
</file>